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EDGEPF+Courier" svg:font-family="EDGEPF+Courier" style:font-family-generic="modern"/>
    <style:font-face style:name="EDGFPE+Courier-Bold" svg:font-family="EDGFPE+Courier-Bold" style:font-family-generic="modern"/>
    <style:font-face style:name="EDGGFE+Courier-Oblique" svg:font-family="EDGGFE+Courier-Oblique" style:font-family-generic="modern"/>
    <style:font-face style:name="F" svg:font-family="" style:font-family-generic="roman"/>
    <style:font-face style:name="BHOIJN+CourierNewPSMT" svg:font-family="BHOIJN+CourierNewPSMT" style:font-family-generic="roman"/>
    <style:font-face style:name="BHOILP+CourierNewPS-ItalicMT" svg:font-family="BHOILP+CourierNewPS-ItalicMT" style:font-family-generic="roman"/>
    <style:font-face style:name="BHOINA+CourierNewPS-BoldMT" svg:font-family="BHOINA+CourierNewPS-BoldMT" style:font-family-generic="roman"/>
    <style:font-face style:name="BHOICH+Arial-BoldMT" svg:font-family="BHOICH+Arial-BoldMT" style:font-family-generic="swiss"/>
    <style:font-face style:name="BHOIOC+Arial-ItalicMT" svg:font-family="BHOIOC+Arial-ItalicMT" style:font-family-generic="swiss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1.6244in"/>
    </style:style>
    <style:style style:name="co2" style:family="table-column">
      <style:table-column-properties fo:break-before="auto" style:column-width="4.2398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1.1516in"/>
    </style:style>
    <style:style style:name="ro1" style:family="table-row">
      <style:table-row-properties style:row-height="0.2484in" fo:break-before="auto" style:use-optimal-row-height="fals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2201in" fo:break-before="auto" style:use-optimal-row-height="true"/>
    </style:style>
    <style:style style:name="ro4" style:family="table-row">
      <style:table-row-properties style:row-height="0.3728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ext-properties style:use-window-font-color="true" style:text-outline="false" style:text-line-through-style="none" style:font-name="EDGFPE+Courier-Bold" fo:font-size="10pt" fo:language="en" fo:country="US" fo:font-style="normal" fo:text-shadow="none" style:text-underline-style="none" fo:font-weight="normal" style:text-underline-mode="continuous" style:text-line-through-mode="continuous" style:font-name-asian="EDGFPE+Courier-Bold" style:font-size-asian="10pt" style:language-asian="en" style:country-asian="US" style:font-style-asian="normal" style:font-weight-asian="normal" style:font-name-complex="EDGFPE+Courier-Bold" style:font-size-complex="5.65000009536743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T1" style:family="text">
      <style:text-properties style:font-name="BHOILP+CourierNewPS-ItalicMT" fo:font-size="10pt" style:font-name-asian="BHOILP+CourierNewPS-ItalicMT" style:font-size-asian="10pt" style:font-name-complex="BHOILP+CourierNewPS-ItalicMT" style:font-size-complex="5.69999980926514pt"/>
    </style:style>
    <style:style style:name="T2" style:family="text">
      <style:text-properties style:font-name="BHOIJN+CourierNewPSMT" fo:font-size="10pt" style:font-name-asian="BHOIJN+CourierNewPSMT" style:font-size-asian="10pt" style:font-name-complex="BHOIJN+CourierNewPSMT" style:font-size-complex="5.69999980926514pt"/>
    </style:style>
    <style:style style:name="T3" style:family="text">
      <style:text-properties style:font-name="BHOINA+CourierNewPS-BoldMT" fo:font-size="10pt" style:font-name-asian="BHOINA+CourierNewPS-BoldMT" style:font-size-asian="10pt" style:font-name-complex="BHOINA+CourierNewPS-BoldMT" style:font-size-complex="5.69999980926514pt"/>
    </style:style>
    <style:style style:name="T4" style:family="text">
      <style:text-properties style:font-name="BHOIOC+Arial-ItalicMT" fo:font-size="9pt" style:font-name-asian="BHOIOC+Arial-ItalicMT" style:font-size-asian="9pt" style:font-name-complex="BHOIOC+Arial-ItalicMT" style:font-size-complex="5.09999990463257pt"/>
    </style:style>
    <style:style style:name="T5" style:family="text">
      <style:text-properties style:font-name="BHOICH+Arial-BoldMT" fo:font-size="9pt" style:font-name-asian="BHOICH+Arial-BoldMT" style:font-size-asian="9pt" style:font-name-complex="BHOICH+Arial-BoldMT" style:font-size-complex="5.09999990463257pt"/>
    </style:style>
    <style:style style:name="T6" style:family="text">
      <style:text-properties style:font-name="EDGFPE+Courier-Bold" fo:font-size="10pt" style:font-name-asian="EDGFPE+Courier-Bold" style:font-size-asian="10pt" style:font-name-complex="EDGFPE+Courier-Bold" style:font-size-complex="5.69999980926514pt"/>
    </style:style>
    <style:style style:name="T7" style:family="text">
      <style:text-properties style:font-name="EDGEPF+Courier" fo:font-size="10pt" style:font-name-asian="EDGEPF+Courier" style:font-size-asian="10pt" style:font-name-complex="EDGEPF+Courier" style:font-size-complex="5.69999980926514pt"/>
    </style:style>
    <style:style style:name="T8" style:family="text">
      <style:text-properties style:font-name="EDGGFE+Courier-Oblique" fo:font-size="10pt" style:font-name-asian="EDGGFE+Courier-Oblique" style:font-size-asian="10pt" style:font-name-complex="EDGGFE+Courier-Oblique" style:font-size-complex="5.69999980926514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Chapter</text:p>
          </table:table-cell>
          <table:table-cell table:style-name="ce1" office:value-type="string">
            <text:p>Command</text:p>
          </table:table-cell>
          <table:table-cell table:style-name="ce7" office:value-type="string" table:number-columns-spanned="2" table:number-rows-spanned="1">
            <text:p><text:s text:c="19"/>V1</text:p>
          </table:table-cell>
          <table:covered-table-cell table:style-name="ce1"/>
          <table:table-cell table:style-name="ce1" office:value-type="string" table:number-columns-spanned="2" table:number-rows-spanned="1">
            <text:p>V2</text:p>
          </table:table-cell>
          <table:covered-table-cell table:style-name="ce1"/>
          <table:table-cell office:value-type="string">
            <text:p>Cmd summary</text:p>
          </table:table-cell>
          <table:table-cell office:value-type="string">
            <text:p>Tests for the cmd</text:p>
          </table:table-cell>
        </table:table-row>
        <table:table-row table:style-name="ro2">
          <table:table-cell table:style-name="ce1" table:number-columns-repeated="2"/>
          <table:table-cell table:style-name="ce1" office:value-type="string">
            <text:p>Doc</text:p>
          </table:table-cell>
          <table:table-cell table:style-name="ce1" office:value-type="string">
            <text:p>Cslc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Cslc</text:p>
          </table:table-cell>
          <table:table-cell table:number-columns-repeated="2"/>
        </table:table-row>
        <table:table-row table:style-name="ro3">
          <table:table-cell table:style-name="ce2" office:value-type="string">
            <text:p>csl_auto_router</text:p>
          </table:table-cell>
          <table:table-cell office:value-type="string">
            <text:p><text:span text:style-name="T1"><text:s/></text:span><text:span text:style-name="T1">unit_object_name</text:span><text:span text:style-name="T2">.</text:span><text:span text:style-name="T3">set_auto_router(</text:span><text:span text:style-name="T1"> ar_flag</text:span><text:span text:style-name="T3">)</text:span><text:span text:style-name="T2">;</text:span>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1"><text:s/></text:span><text:span text:style-name="T1">unit_object_name</text:span><text:span text:style-name="T3">.auto_connect_filter(</text:span><text:span text:style-name="T2">auto_connect_filter_enum</text:span><text:span text:style-name="T3">);</text:span>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2"><text:s/></text:span><text:span text:style-name="T2">connection_object_name0</text:span><text:span text:style-name="T3">.connect</text:span><text:span text:style-name="T2"> (connection_object_name1);</text:span>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3"><text:s/></text:span><text:span text:style-name="T3">connect(</text:span><text:span text:style-name="T1">connection_object_name0</text:span><text:span text:style-name="T2">,</text:span><text:span text:style-name="T1">connection_object_name1</text:span><text:span text:style-name="T3"> );</text:span></text:p>
          </table:table-cell>
          <table:table-cell table:number-columns-repeated="6"/>
        </table:table-row>
        <table:table-row table:style-name="ro4">
          <table:table-cell/>
          <table:table-cell table:style-name="ce4" office:value-type="string">
            <text:p><text:span text:style-name="T1"><text:s/></text:span><text:span text:style-name="T1">connection_object_name.</text:span><text:span text:style-name="T3">connect(</text:span><text:span text:style-name="T2">{</text:span><text:span text:style-name="T3">.</text:span><text:span text:style-name="T1"> f</text:span><text:span text:style-name="T4">ormal_connection_object_name</text:span><text:span text:style-name="T5">( </text:span><text:span text:style-name="T4">actual_connection_object_name</text:span><text:span text:style-name="T5">)</text:span><text:span text:style-name="T2">}+</text:span><text:span text:style-name="T3">);</text:span>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3"><text:s/></text:span><text:span text:style-name="T3">autorouter_connect_bus_to_split_bus</text:span><text:span text:style-name="T2">(ON|OFF);</text:span></text:p>
          </table:table-cell>
          <table:table-cell table:number-columns-repeated="6"/>
        </table:table-row>
        <table:table-row table:style-name="ro2">
          <table:table-cell table:style-name="ce1" office:value-type="string">
            <text:p>csl_fifo</text:p>
          </table:table-cell>
          <table:table-cell office:value-type="string">
            <text:p><text:span text:style-name="T6"><text:s/></text:span><text:span text:style-name="T6">set_width</text:span><text:span text:style-name="T7">(numeric_expression);</text:span>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6"><text:s/></text:span><text:span text:style-name="T6">set_depth</text:span><text:span text:style-name="T7">(numeric_expression);</text:span>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6"><text:s/></text:span><text:span text:style-name="T6">add_logic(programmable_depth</text:span><text:span text:style-name="T8">, default_depth</text:span><text:span text:style-name="T6"> );</text:span>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6"><text:s/></text:span><text:span text:style-name="T6">set_physical_implementation</text:span><text:span text:style-name="T7">(</text:span><text:span text:style-name="T8">sram | ffa</text:span><text:span text:style-name="T7">);</text:span>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string">
            <text:p><text:s/>add_logic(priority_bypass);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string">
            <text:p><text:s/>add_logic(sync_fifo|async_fifo);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6"><text:s/></text:span><text:span text:style-name="T6">add_logic(depth_extend,</text:span><text:span text:style-name="T8">numeric_expression</text:span><text:span text:style-name="T6"> )</text:span>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6"><text:s/></text:span><text:span text:style-name="T6">add_logic(width_extend,</text:span><text:span text:style-name="T8">numeric_expression</text:span><text:span text:style-name="T6"> )</text:span><text:span text:style-name="T7">;</text:span>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6"><text:s/></text:span><text:span text:style-name="T6">add_logic(wr_hold, </text:span><text:span text:style-name="T8">numeric_expession</text:span><text:span text:style-name="T6"> );</text:span>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6"><text:s/></text:span><text:span text:style-name="T6">set_prefix(</text:span><text:span text:style-name="T8">prefix_name</text:span><text:span text:style-name="T6"> );</text:span></text:p>
          </table:table-cell>
          <table:table-cell table:number-columns-repeated="6"/>
        </table:table-row>
        <table:table-row table:style-name="ro5">
          <table:table-cell/>
          <table:table-cell table:style-name="ce6" office:value-type="string">
            <text:p><text:span text:style-name="T6"><text:s/></text:span><text:span text:style-name="T6">add_logic(parallel_output, all </text:span><text:span text:style-name="T7">| </text:span><text:span text:style-name="T8">lower_address,upper_address</text:span><text:span text:style-name="T6"> )</text:span><text:span text:style-name="T7">;</text:span></text:p>
          </table:table-cell>
          <table:table-cell table:number-columns-repeated="6"/>
        </table:table-row>
        <table:table-row table:style-name="ro6">
          <table:table-cell/>
          <table:table-cell table:style-name="ce6" office:value-type="string">
            <text:p><text:span text:style-name="T6"><text:s/></text:span><text:span text:style-name="T6">add_logic(parallel_input,all </text:span><text:span text:style-name="T7">| </text:span><text:span text:style-name="T8">lower_address,upper_address</text:span><text:span text:style-name="T6"> )</text:span><text:span text:style-name="T7">;</text:span>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6"><text:s/></text:span><text:span text:style-name="T6">add_logic(rd_words,</text:span><text:span text:style-name="T8">address_range</text:span><text:span text:style-name="T6"> );</text:span>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6"><text:s/></text:span><text:span text:style-name="T6">add_logic(wr_words</text:span><text:span text:style-name="T8">,address_range</text:span><text:span text:style-name="T6"> );</text:span>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string">
            <text:p><text:s/>add_logic(sram_rd);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string">
            <text:p><text:s/>add_logic(sram_wr);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string">
            <text:p><text:s/>add_logic(async_reset);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string">
            <text:p><text:s/>add_logic(pushback);</text:p>
          </table:table-cell>
          <table:table-cell table:number-columns-repeated="6"/>
        </table:table-row>
        <table:table-row table:style-name="ro3">
          <table:table-cell/>
          <table:table-cell office:value-type="string">
            <text:p><text:span text:style-name="T6"><text:s/></text:span><text:span text:style-name="T6">add_logic(flow_through, </text:span><text:span text:style-name="T8">numeric_expression</text:span><text:span text:style-name="T6"> );</text:span></text:p>
          </table:table-cell>
          <table:table-cell table:number-columns-repeated="6"/>
        </table:table-row>
        <table:table-row table:style-name="ro3">
          <table:table-cell/>
          <table:table-cell table:style-name="ce5" office:value-type="string">
            <text:p><text:s/>add_logic(stall);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EDGEPF+Courier" svg:font-family="EDGEPF+Courier" style:font-family-generic="modern"/>
    <style:font-face style:name="EDGFPE+Courier-Bold" svg:font-family="EDGFPE+Courier-Bold" style:font-family-generic="modern"/>
    <style:font-face style:name="EDGGFE+Courier-Oblique" svg:font-family="EDGGFE+Courier-Oblique" style:font-family-generic="modern"/>
    <style:font-face style:name="F" svg:font-family="" style:font-family-generic="roman"/>
    <style:font-face style:name="BHOIJN+CourierNewPSMT" svg:font-family="BHOIJN+CourierNewPSMT" style:font-family-generic="roman"/>
    <style:font-face style:name="BHOILP+CourierNewPS-ItalicMT" svg:font-family="BHOILP+CourierNewPS-ItalicMT" style:font-family-generic="roman"/>
    <style:font-face style:name="BHOINA+CourierNewPS-BoldMT" svg:font-family="BHOINA+CourierNewPS-BoldMT" style:font-family-generic="roman"/>
    <style:font-face style:name="BHOICH+Arial-BoldMT" svg:font-family="BHOICH+Arial-BoldMT" style:font-family-generic="swiss"/>
    <style:font-face style:name="BHOIOC+Arial-ItalicMT" svg:font-family="BHOIOC+Arial-ItalicMT" style:font-family-generic="swiss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17">11/17/2007</text:date>, <text:time>15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booo buuuu</meta:initial-creator>
    <meta:creation-date>2007-11-17T14:51:49</meta:creation-date>
    <dc:creator>booo buuuu</dc:creator>
    <dc:date>2007-11-17T15:13:09</dc:date>
    <dc:language>en-US</dc:language>
    <meta:editing-cycles>5</meta:editing-cycles>
    <meta:editing-duration>PT21M21S</meta:editing-duration>
    <meta:user-defined meta:name="Info 1"/>
    <meta:user-defined meta:name="Info 2"/>
    <meta:user-defined meta:name="Info 3"/>
    <meta:user-defined meta:name="Info 4"/>
    <meta:document-statistic meta:table-count="3" meta:cell-count="38"/>
  </office:meta>
</office:document-meta>
</file>